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7e2b" officeooo:paragraph-rsid="001a7e2b"/>
    </style:style>
    <style:style style:name="P2" style:family="paragraph" style:parent-style-name="Standard" style:master-page-name="Standard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Consolas" fo:font-size="18pt" fo:language="is" fo:country="IS" officeooo:rsid="001a0a6c" officeooo:paragraph-rsid="001a0a6c" style:font-size-asian="18pt" style:font-size-complex="18pt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nsolas" fo:language="is" fo:country="IS" officeooo:paragraph-rsid="001a0a6c"/>
    </style:style>
    <style:style style:name="P4" style:family="paragraph" style:parent-style-name="Standard">
      <style:text-properties officeooo:rsid="001a7e2b" officeooo:paragraph-rsid="001a7e2b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7" style:family="paragraph" style:parent-style-name="Standard">
      <style:text-properties fo:color="#6a9955" style:font-name="Droid Sans Mono" fo:font-size="10.5pt" fo:font-weight="normal" officeooo:rsid="001a7e2b" officeooo:paragraph-rsid="001a7e2b" fo:background-color="#1e1e1e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4ec9b0"/>
    </style:style>
    <style:style style:name="T5" style:family="text">
      <style:text-properties fo:color="#9cdcfe"/>
    </style:style>
    <style:style style:name="T6" style:family="text">
      <style:text-properties fo:color="#b5cea8"/>
    </style:style>
    <style:style style:name="T7" style:family="text">
      <style:text-properties fo:color="#6a9955"/>
    </style:style>
    <style:style style:name="T8" style:family="text">
      <style:text-properties fo:color="#dcdcaa"/>
    </style:style>
    <style:style style:name="T9" style:family="text">
      <style:text-properties fo:color="#d7ba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rkefni 2</text:p>
      <text:p text:style-name="P3">Arnar Sigurðsson</text:p>
      <text:p text:style-name="Standard"/>
      <text:p text:style-name="P1"/>
      <text:p text:style-name="P1"/>
      <text:p text:style-name="P7">/* </text:p>
      <text:p text:style-name="P6">* csim.c - A cache simulator that can replay traces from Valgrind</text:p>
      <text:p text:style-name="P6">* and output statistics such as number of hits, misses, and</text:p>
      <text:p text:style-name="P6">* evictions. The replacement policy is LRU.</text:p>
      <text:p text:style-name="P6">*</text:p>
      <text:p text:style-name="P6">* Implementation and assumptions:</text:p>
      <text:p text:style-name="P6">* 1. Each load/store can cause at most one cache miss. (I examined the trace,</text:p>
      <text:p text:style-name="P6">* the largest request I saw was for 8 bytes).</text:p>
      <text:p text:style-name="P6">* 2. Instruction loads (I) are ignored, since we are only interested in evaluating</text:p>
      <text:p text:style-name="P6">* data cache performance.</text:p>
      <text:p text:style-name="P6">* 3. Data modify (M) is treated as a load followed by a store to the same</text:p>
      <text:p text:style-name="P6">* address. Hence, an M operation can result in two cache hits, or a miss and a</text:p>
      <text:p text:style-name="P6">* hit plus an possible eviction.</text:p>
      <text:p text:style-name="P6">*</text:p>
      <text:p text:style-name="P6">*/</text:p>
      <text:p text:style-name="P5"><text:span text:style-name="T1">#include</text:span><text:span text:style-name="T2"> </text:span><text:span text:style-name="T3">&lt;getopt.h&gt;</text:span></text:p>
      <text:p text:style-name="P5"><text:span text:style-name="T1">#include</text:span><text:span text:style-name="T2"> </text:span><text:span text:style-name="T3">&lt;stdlib.h&gt;</text:span></text:p>
      <text:p text:style-name="P5"><text:span text:style-name="T1">#include</text:span><text:span text:style-name="T2"> </text:span><text:span text:style-name="T3">&lt;unistd.h&gt;</text:span></text:p>
      <text:p text:style-name="P5"><text:span text:style-name="T1">#include</text:span><text:span text:style-name="T2"> </text:span><text:span text:style-name="T3">&lt;stdio.h&gt;</text:span></text:p>
      <text:p text:style-name="P5"><text:span text:style-name="T1">#include</text:span><text:span text:style-name="T2"> </text:span><text:span text:style-name="T3">&lt;assert.h&gt;</text:span></text:p>
      <text:p text:style-name="P5"><text:span text:style-name="T1">#include</text:span><text:span text:style-name="T2"> </text:span><text:span text:style-name="T3">&lt;math.h&gt;</text:span></text:p>
      <text:p text:style-name="P5"><text:span text:style-name="T1">#include</text:span><text:span text:style-name="T2"> </text:span><text:span text:style-name="T3">&lt;limits.h&gt;</text:span></text:p>
      <text:p text:style-name="P5"><text:span text:style-name="T1">#include</text:span><text:span text:style-name="T2"> </text:span><text:span text:style-name="T3">&lt;string.h&gt;</text:span></text:p>
      <text:p text:style-name="P5"><text:span text:style-name="T1">#include</text:span><text:span text:style-name="T2"> </text:span><text:span text:style-name="T3">&lt;errno.h&gt;</text:span></text:p>
      <text:p text:style-name="P8"/>
      <text:p text:style-name="P6">/* Type: Memory address */</text:p>
      <text:p text:style-name="P5"><text:span text:style-name="T2">typedef</text:span> <text:span text:style-name="T2">unsigned</text:span> <text:span text:style-name="T2">long</text:span> <text:span text:style-name="T2">long</text:span> <text:span text:style-name="T2">int</text:span> <text:span text:style-name="T4">mem_addr_t</text:span>;</text:p>
      <text:p text:style-name="P9"/>
      <text:p text:style-name="P6">/* Hér fyrir neðan eru ýmsar víðværar breytur skilgreindar. Þið munuð nota þessar</text:p>
      <text:p text:style-name="P6">en þurfið líka að bæta við nokkrum í viðbót (t.d. skilgreiningu á línu og</text:p>
      <text:p text:style-name="P6">skilgreiningu á skyndiminninu sjálfu)</text:p>
      <text:p text:style-name="P6">*/</text:p>
      <text:p text:style-name="P6">/* Globals set by command line args */</text:p>
      <text:p text:style-name="P5"><text:span text:style-name="T2">int</text:span> <text:span text:style-name="T5">s</text:span> = <text:span text:style-name="T6">0</text:span>; <text:span text:style-name="T7">/* set index bits */</text:span></text:p>
      <text:p text:style-name="P5"><text:span text:style-name="T2">int</text:span> <text:span text:style-name="T5">b</text:span> = <text:span text:style-name="T6">0</text:span>; <text:span text:style-name="T7">/* block offset bits */</text:span></text:p>
      <text:p text:style-name="P5"><text:span text:style-name="T2">int</text:span> <text:span text:style-name="T5">E</text:span> = <text:span text:style-name="T6">0</text:span>; <text:span text:style-name="T7">/* associativity */</text:span></text:p>
      <text:p text:style-name="P5"><text:span text:style-name="T2">char</text:span>* <text:span text:style-name="T5">trace_file</text:span> = <text:span text:style-name="T2">NULL</text:span>;</text:p>
      <text:p text:style-name="P8"/>
      <text:p text:style-name="P6">/* Derived from command line args */</text:p>
      <text:p text:style-name="P5"><text:span text:style-name="T2">int</text:span> <text:span text:style-name="T5">S</text:span>; <text:span text:style-name="T7">/* number of sets */</text:span></text:p>
      <text:p text:style-name="P5"><text:span text:style-name="T2">int</text:span> <text:span text:style-name="T5">B</text:span>; <text:span text:style-name="T7">/* block size (bytes) */</text:span></text:p>
      <text:p text:style-name="P8"/>
      <text:p text:style-name="P6">/* Counters used to record cache statistics */</text:p>
      <text:p text:style-name="P5"><text:span text:style-name="T2">int</text:span> <text:span text:style-name="T5">miss_count</text:span> = <text:span text:style-name="T6">0</text:span>;</text:p>
      <text:p text:style-name="P5"><text:soft-page-break/><text:span text:style-name="T2">int</text:span> <text:span text:style-name="T5">hit_count</text:span> = <text:span text:style-name="T6">0</text:span>;</text:p>
      <text:p text:style-name="P5"><text:span text:style-name="T2">int</text:span> <text:span text:style-name="T5">eviction_count</text:span> = <text:span text:style-name="T6">0</text:span>;</text:p>
      <text:p text:style-name="P5"><text:span text:style-name="T2">unsigned</text:span> <text:span text:style-name="T2">long</text:span> <text:span text:style-name="T2">long</text:span> <text:span text:style-name="T2">int</text:span> <text:span text:style-name="T5">lru_counter</text:span> = <text:span text:style-name="T6">1</text:span>;</text:p>
      <text:p text:style-name="P8"/>
      <text:p text:style-name="P6">/* Hluturinn sem táknar eina línu */</text:p>
      <text:p text:style-name="P5"><text:span text:style-name="T2">struct</text:span> <text:span text:style-name="T4">Cache</text:span> {</text:p>
      <text:p text:style-name="P5"><text:span text:style-name="T2">int</text:span> <text:span text:style-name="T5">valid</text:span>;</text:p>
      <text:p text:style-name="P5"><text:span text:style-name="T2">int</text:span> <text:span text:style-name="T5">tag</text:span>;</text:p>
      <text:p text:style-name="P5"><text:span text:style-name="T2">long</text:span> <text:span text:style-name="T5">lru</text:span>;</text:p>
      <text:p text:style-name="P5">};</text:p>
      <text:p text:style-name="P8"/>
      <text:p text:style-name="P5"><text:span text:style-name="T2">struct</text:span> <text:span text:style-name="T4">Cache</text:span>** <text:span text:style-name="T5">skyndiminni</text:span>;</text:p>
      <text:p text:style-name="P9"/>
      <text:p text:style-name="P6">/* Býr til gagnagrind sem hermir eftir skyndiminni. Býr til fylki af bendum af stærð S sem tákna mengin og svo inni í hverju hólfi</text:p>
      <text:p text:style-name="P6">er svo bendir á fylki af Cache hlutum af stærð E sem tákna línurnar */</text:p>
      <text:p text:style-name="P5"><text:span text:style-name="T2">void</text:span> <text:span text:style-name="T8">initCache</text:span>()</text:p>
      <text:p text:style-name="P5">{</text:p>
      <text:p text:style-name="P5"><text:span text:style-name="T5">skyndiminni</text:span> = <text:span text:style-name="T8">malloc</text:span>(<text:span text:style-name="T5">S</text:span> * <text:span text:style-name="T2">sizeof</text:span>(<text:span text:style-name="T2">struct</text:span> <text:span text:style-name="T4">Cache</text:span>*));</text:p>
      <text:p text:style-name="P5"><text:span text:style-name="T1">for</text:span>(<text:span text:style-name="T2">int</text:span> <text:span text:style-name="T5">i</text:span> =<text:span text:style-name="T6">0</text:span>; <text:span text:style-name="T5">i</text:span>&lt;<text:span text:style-name="T5">S</text:span>; <text:span text:style-name="T5">i</text:span>++){</text:p>
      <text:p text:style-name="P5"><text:span text:style-name="T5">skyndiminni</text:span>[<text:span text:style-name="T5">i</text:span>] = <text:span text:style-name="T8">malloc</text:span>(<text:span text:style-name="T5">E</text:span> * <text:span text:style-name="T2">sizeof</text:span>(<text:span text:style-name="T2">struct</text:span> <text:span text:style-name="T4">Cache</text:span>));</text:p>
      <text:p text:style-name="P5"><text:span text:style-name="T1">for</text:span>(<text:span text:style-name="T2">int</text:span> <text:span text:style-name="T5">l</text:span> = <text:span text:style-name="T6">0</text:span>; <text:span text:style-name="T5">l</text:span>&lt;<text:span text:style-name="T5">E</text:span>; <text:span text:style-name="T5">l</text:span>++){</text:p>
      <text:p text:style-name="P5"><text:span text:style-name="T5">skyndiminni</text:span>[<text:span text:style-name="T5">i</text:span>][<text:span text:style-name="T5">l</text:span>].<text:span text:style-name="T5">lru</text:span> = <text:span text:style-name="T6">0</text:span>;</text:p>
      <text:p text:style-name="P5"><text:span text:style-name="T5">skyndiminni</text:span>[<text:span text:style-name="T5">i</text:span>][<text:span text:style-name="T5">l</text:span>].<text:span text:style-name="T5">tag</text:span> = <text:span text:style-name="T5">l</text:span>;</text:p>
      <text:p text:style-name="P5"><text:span text:style-name="T5">skyndiminni</text:span>[<text:span text:style-name="T5">i</text:span>][<text:span text:style-name="T5">l</text:span>].<text:span text:style-name="T5">valid</text:span> = <text:span text:style-name="T6">0</text:span>;</text:p>
      <text:p text:style-name="P5">}</text:p>
      <text:p text:style-name="P5">}</text:p>
      <text:p text:style-name="P5">}</text:p>
      <text:p text:style-name="P9"/>
      <text:p text:style-name="P6">/* </text:p>
      <text:p text:style-name="P6">* freeCache - free allocated memory</text:p>
      <text:p text:style-name="P6">*/</text:p>
      <text:p text:style-name="P5"><text:span text:style-name="T2">void</text:span> <text:span text:style-name="T8">freeCache</text:span>()</text:p>
      <text:p text:style-name="P5">{</text:p>
      <text:p text:style-name="P5"><text:span text:style-name="T1">for</text:span>(<text:span text:style-name="T2">int</text:span> <text:span text:style-name="T5">i</text:span>=<text:span text:style-name="T6">0</text:span>; <text:span text:style-name="T5">i</text:span>&lt;<text:span text:style-name="T5">E</text:span>; <text:span text:style-name="T5">i</text:span>++){</text:p>
      <text:p text:style-name="P5"><text:span text:style-name="T8">free</text:span>(<text:span text:style-name="T5">skyndiminni</text:span>[<text:span text:style-name="T5">i</text:span>]);</text:p>
      <text:p text:style-name="P5">}</text:p>
      <text:p text:style-name="P5"><text:span text:style-name="T8">free</text:span>(<text:span text:style-name="T5">skyndiminni</text:span>);</text:p>
      <text:p text:style-name="P5">}</text:p>
      <text:p text:style-name="P8"/>
      <text:p text:style-name="P6">/* </text:p>
      <text:p text:style-name="P6">* accessData - Access data at memory address addr.</text:p>
      <text:p text:style-name="P6">* If it is already in cache, increast hit_count</text:p>
      <text:p text:style-name="P6">* If it is not in cache, bring it in cache, increase miss count.</text:p>
      <text:p text:style-name="P6">* Also increase eviction_count if a line is evicted.</text:p>
      <text:p text:style-name="P6">*/</text:p>
      <text:p text:style-name="P5"><text:span text:style-name="T2">void</text:span> <text:span text:style-name="T8">accessData</text:span>(<text:span text:style-name="T4">mem_addr_t</text:span> <text:span text:style-name="T5">addr</text:span>)</text:p>
      <text:p text:style-name="P5">{</text:p>
      <text:p text:style-name="P5"><text:span text:style-name="T4">mem_addr_t</text:span> <text:span text:style-name="T5">bbits</text:span> = (((<text:span text:style-name="T6">1</text:span> &lt;&lt; <text:span text:style-name="T5">b</text:span>)-<text:span text:style-name="T6">1</text:span>)&amp; (<text:span text:style-name="T5">addr</text:span> &gt;&gt; (<text:span text:style-name="T6">1</text:span>-<text:span text:style-name="T6">1</text:span>))); <text:span text:style-name="T7">//blokkarhliðrun</text:span></text:p>
      <text:p text:style-name="P5"><text:soft-page-break/><text:span text:style-name="T4">mem_addr_t</text:span> <text:span text:style-name="T5">sbits</text:span> = (((<text:span text:style-name="T6">1</text:span> &lt;&lt; <text:span text:style-name="T5">s</text:span>)-<text:span text:style-name="T6">1</text:span>)&amp; (<text:span text:style-name="T5">addr</text:span> &gt;&gt; <text:span text:style-name="T5">b</text:span>)); <text:span text:style-name="T7">//mengi</text:span></text:p>
      <text:p text:style-name="P5"><text:span text:style-name="T4">mem_addr_t</text:span> <text:span text:style-name="T5">tbits</text:span> = <text:span text:style-name="T5">addr</text:span> &gt;&gt; (<text:span text:style-name="T5">b</text:span>+<text:span text:style-name="T5">s</text:span>); <text:span text:style-name="T7">//tag</text:span></text:p>
      <text:p text:style-name="P5"><text:span text:style-name="T2">int</text:span> <text:span text:style-name="T5">success</text:span> = <text:span text:style-name="T6">0</text:span>;</text:p>
      <text:p text:style-name="P8"/>
      <text:p text:style-name="P6">/* Athuga hvort tag í einhverri línu sé eins og tag inntaks og er valid. Ef svo er, staðfesta smell og hætta í lykkju */</text:p>
      <text:p text:style-name="P5"><text:span text:style-name="T1">for</text:span>(<text:span text:style-name="T2">int</text:span> <text:span text:style-name="T5">i</text:span> = <text:span text:style-name="T6">0</text:span>; <text:span text:style-name="T5">i</text:span>&lt;<text:span text:style-name="T5">E</text:span>; <text:span text:style-name="T5">i</text:span>++){</text:p>
      <text:p text:style-name="P5"><text:span text:style-name="T1">if</text:span>(<text:span text:style-name="T5">skyndiminni</text:span>[<text:span text:style-name="T5">sbits</text:span>][<text:span text:style-name="T5">i</text:span>].<text:span text:style-name="T5">tag</text:span> == <text:span text:style-name="T5">tbits</text:span> &amp;&amp; <text:span text:style-name="T5">skyndiminni</text:span>[<text:span text:style-name="T5">sbits</text:span>][<text:span text:style-name="T5">i</text:span>].<text:span text:style-name="T5">valid</text:span> == <text:span text:style-name="T6">1</text:span>){</text:p>
      <text:p text:style-name="P5"><text:span text:style-name="T5">success</text:span> = <text:span text:style-name="T6">1</text:span>;</text:p>
      <text:p text:style-name="P5"><text:span text:style-name="T5">skyndiminni</text:span>[<text:span text:style-name="T5">sbits</text:span>][<text:span text:style-name="T5">i</text:span>].<text:span text:style-name="T5">lru</text:span> = <text:span text:style-name="T5">lru_counter</text:span>;</text:p>
      <text:p text:style-name="P5"><text:span text:style-name="T5">lru_counter</text:span>++;</text:p>
      <text:p text:style-name="P5"><text:span text:style-name="T5">hit_count</text:span>++;</text:p>
      <text:p text:style-name="P5"><text:span text:style-name="T1">break</text:span>;</text:p>
      <text:p text:style-name="P5">}</text:p>
      <text:p text:style-name="P5">}</text:p>
      <text:p text:style-name="P6">/* Athuga hvort einhver lína hafi valid=0 og ef svo er, uppfæra þá línu með núverandi inntaki, staðfesta skell og hætta í lykkju.</text:p>
      <text:p text:style-name="P6">Ef engin lína er laus er núverandi inntak sett í þá línu sem er lengst síðan var breytt, eða með minnsta lru. Svo er staðfest</text:p>
      <text:p text:style-name="P6">eviction og skellur. */</text:p>
      <text:p text:style-name="P5"><text:span text:style-name="T1">if</text:span>(<text:span text:style-name="T5">success</text:span>==<text:span text:style-name="T6">0</text:span>){</text:p>
      <text:p text:style-name="P5"><text:span text:style-name="T2">unsigned</text:span> <text:span text:style-name="T2">long</text:span> <text:span text:style-name="T2">long</text:span> <text:span text:style-name="T2">int</text:span> <text:span text:style-name="T5">teljari</text:span> = <text:span text:style-name="T5">lru_counter</text:span>;</text:p>
      <text:p text:style-name="P5"><text:span text:style-name="T2">int</text:span> <text:span text:style-name="T5">lina</text:span> = <text:span text:style-name="T6">0</text:span>;</text:p>
      <text:p text:style-name="P8"/>
      <text:p text:style-name="P5"><text:span text:style-name="T1">for</text:span>(<text:span text:style-name="T2">int</text:span> <text:span text:style-name="T5">i</text:span>=<text:span text:style-name="T6">0</text:span>; <text:span text:style-name="T5">i</text:span>&lt;<text:span text:style-name="T5">E</text:span>; <text:span text:style-name="T5">i</text:span>++){</text:p>
      <text:p text:style-name="P5"><text:span text:style-name="T1">if</text:span>(<text:span text:style-name="T5">skyndiminni</text:span>[<text:span text:style-name="T5">sbits</text:span>][<text:span text:style-name="T5">i</text:span>].<text:span text:style-name="T5">lru</text:span> &lt; <text:span text:style-name="T5">teljari</text:span>){</text:p>
      <text:p text:style-name="P5"><text:span text:style-name="T5">lina</text:span> = <text:span text:style-name="T5">i</text:span>;</text:p>
      <text:p text:style-name="P5"><text:span text:style-name="T5">teljari</text:span> = <text:span text:style-name="T5">skyndiminni</text:span>[<text:span text:style-name="T5">sbits</text:span>][<text:span text:style-name="T5">i</text:span>].<text:span text:style-name="T5">lru</text:span>;</text:p>
      <text:p text:style-name="P5">}</text:p>
      <text:p text:style-name="P5">}</text:p>
      <text:p text:style-name="P8"/>
      <text:p text:style-name="P5"><text:span text:style-name="T1">for</text:span>(<text:span text:style-name="T2">int</text:span> <text:span text:style-name="T5">i</text:span>=<text:span text:style-name="T6">0</text:span>; <text:span text:style-name="T5">i</text:span>&lt;<text:span text:style-name="T5">E</text:span>; <text:span text:style-name="T5">i</text:span>++){</text:p>
      <text:p text:style-name="P5"><text:span text:style-name="T1">if</text:span>(<text:span text:style-name="T5">skyndiminni</text:span>[<text:span text:style-name="T5">sbits</text:span>][<text:span text:style-name="T5">i</text:span>].<text:span text:style-name="T5">lru</text:span> &lt; <text:span text:style-name="T5">teljari</text:span>){</text:p>
      <text:p text:style-name="P5"><text:span text:style-name="T5">lina</text:span> = <text:span text:style-name="T5">i</text:span>;</text:p>
      <text:p text:style-name="P5"><text:span text:style-name="T5">skyndiminni</text:span>[<text:span text:style-name="T5">sbits</text:span>][<text:span text:style-name="T5">i</text:span>].<text:span text:style-name="T5">lru</text:span> = <text:span text:style-name="T5">teljari</text:span>;</text:p>
      <text:p text:style-name="P5">}</text:p>
      <text:p text:style-name="P5">}</text:p>
      <text:p text:style-name="P8"/>
      <text:p text:style-name="P5"><text:span text:style-name="T1">if</text:span>(<text:span text:style-name="T5">skyndiminni</text:span>[<text:span text:style-name="T5">sbits</text:span>][<text:span text:style-name="T5">lina</text:span>].<text:span text:style-name="T5">valid</text:span> == <text:span text:style-name="T6">1</text:span>){</text:p>
      <text:p text:style-name="P5"><text:span text:style-name="T5">eviction_count</text:span>++;</text:p>
      <text:p text:style-name="P5">}</text:p>
      <text:p text:style-name="P5"><text:span text:style-name="T5">skyndiminni</text:span>[<text:span text:style-name="T5">sbits</text:span>][<text:span text:style-name="T5">lina</text:span>].<text:span text:style-name="T5">valid</text:span> = <text:span text:style-name="T6">1</text:span>;</text:p>
      <text:p text:style-name="P5"><text:span text:style-name="T5">skyndiminni</text:span>[<text:span text:style-name="T5">sbits</text:span>][<text:span text:style-name="T5">lina</text:span>].<text:span text:style-name="T5">tag</text:span> = <text:span text:style-name="T5">tbits</text:span>;</text:p>
      <text:p text:style-name="P5"><text:span text:style-name="T5">skyndiminni</text:span>[<text:span text:style-name="T5">sbits</text:span>][<text:span text:style-name="T5">lina</text:span>].<text:span text:style-name="T5">lru</text:span> = <text:span text:style-name="T5">lru_counter</text:span>;</text:p>
      <text:p text:style-name="P5"><text:span text:style-name="T5">lru_counter</text:span>++;</text:p>
      <text:p text:style-name="P5"><text:span text:style-name="T5">miss_count</text:span>++;</text:p>
      <text:p text:style-name="P8"/>
      <text:p text:style-name="P5">}</text:p>
      <text:p text:style-name="P5">}</text:p>
      <text:p text:style-name="P9"/>
      <text:p text:style-name="P6"><text:soft-page-break/>/*</text:p>
      <text:p text:style-name="P6">* replayTrace - replays the given trace file against the cache </text:p>
      <text:p text:style-name="P6">*/</text:p>
      <text:p text:style-name="P5"><text:span text:style-name="T2">void</text:span> <text:span text:style-name="T8">replayTrace</text:span>(<text:span text:style-name="T2">char</text:span>* <text:span text:style-name="T5">trace_fn</text:span>)</text:p>
      <text:p text:style-name="P5">{</text:p>
      <text:p text:style-name="P5"><text:span text:style-name="T2">char</text:span> <text:span text:style-name="T5">buf</text:span>[<text:span text:style-name="T6">1000</text:span>];</text:p>
      <text:p text:style-name="P5"><text:span text:style-name="T4">mem_addr_t</text:span> <text:span text:style-name="T5">addr</text:span>=<text:span text:style-name="T6">0</text:span>;</text:p>
      <text:p text:style-name="P5"><text:span text:style-name="T2">unsigned</text:span> <text:span text:style-name="T2">int</text:span> <text:span text:style-name="T5">len</text:span>=<text:span text:style-name="T6">0</text:span>;</text:p>
      <text:p text:style-name="P5"><text:span text:style-name="T4">FILE</text:span>* <text:span text:style-name="T5">trace_fp</text:span> = <text:span text:style-name="T8">fopen</text:span>(<text:span text:style-name="T5">trace_fn</text:span>, <text:span text:style-name="T3">"r"</text:span>);</text:p>
      <text:p text:style-name="P8"/>
      <text:p text:style-name="P5"><text:span text:style-name="T1">if</text:span>(!<text:span text:style-name="T5">trace_fp</text:span>){</text:p>
      <text:p text:style-name="P5"><text:span text:style-name="T8">fprintf</text:span>(<text:span text:style-name="T2">stderr</text:span>, <text:span text:style-name="T3">"</text:span><text:span text:style-name="T5">%s</text:span><text:span text:style-name="T3">: </text:span><text:span text:style-name="T5">%s</text:span><text:span text:style-name="T9">\n</text:span><text:span text:style-name="T3">"</text:span>, <text:span text:style-name="T5">trace_fn</text:span>, <text:span text:style-name="T8">strerror</text:span>(<text:span text:style-name="T2">errno</text:span>));</text:p>
      <text:p text:style-name="P5"><text:span text:style-name="T8">exit</text:span>(<text:span text:style-name="T6">1</text:span>);</text:p>
      <text:p text:style-name="P5">}</text:p>
      <text:p text:style-name="P8"/>
      <text:p text:style-name="P5"><text:span text:style-name="T1">while</text:span>( <text:span text:style-name="T8">fgets</text:span>(<text:span text:style-name="T5">buf</text:span>, <text:span text:style-name="T6">1000</text:span>, <text:span text:style-name="T5">trace_fp</text:span>) != <text:span text:style-name="T2">NULL</text:span>) {</text:p>
      <text:p text:style-name="P5"><text:span text:style-name="T1">if</text:span>(<text:span text:style-name="T5">buf</text:span>[<text:span text:style-name="T6">1</text:span>]==<text:span text:style-name="T3">'S'</text:span> || <text:span text:style-name="T5">buf</text:span>[<text:span text:style-name="T6">1</text:span>]==<text:span text:style-name="T3">'L'</text:span> || <text:span text:style-name="T5">buf</text:span>[<text:span text:style-name="T6">1</text:span>]==<text:span text:style-name="T3">'M'</text:span>) {</text:p>
      <text:p text:style-name="P5"><text:span text:style-name="T8">sscanf</text:span>(<text:span text:style-name="T5">buf</text:span>+<text:span text:style-name="T6">3</text:span>, <text:span text:style-name="T3">"</text:span><text:span text:style-name="T5">%llx</text:span><text:span text:style-name="T3">,</text:span><text:span text:style-name="T5">%u</text:span><text:span text:style-name="T3">"</text:span>, &amp;<text:span text:style-name="T5">addr</text:span>, &amp;<text:span text:style-name="T5">len</text:span>);</text:p>
      <text:p text:style-name="P5"><text:span text:style-name="T8">accessData</text:span>(<text:span text:style-name="T5">addr</text:span>);</text:p>
      <text:p text:style-name="P8"/>
      <text:p text:style-name="P6">/* If the instruction is R/W then access again */</text:p>
      <text:p text:style-name="P5"><text:span text:style-name="T1">if</text:span>(<text:span text:style-name="T5">buf</text:span>[<text:span text:style-name="T6">1</text:span>]==<text:span text:style-name="T3">'M'</text:span>)</text:p>
      <text:p text:style-name="P5"><text:span text:style-name="T8">accessData</text:span>(<text:span text:style-name="T5">addr</text:span>);</text:p>
      <text:p text:style-name="P5">}</text:p>
      <text:p text:style-name="P5">}</text:p>
      <text:p text:style-name="P8"/>
      <text:p text:style-name="P5"><text:span text:style-name="T8">fclose</text:span>(<text:span text:style-name="T5">trace_fp</text:span>);</text:p>
      <text:p text:style-name="P5">}</text:p>
      <text:p text:style-name="P8"/>
      <text:p text:style-name="P6">/* </text:p>
      <text:p text:style-name="P6">* printSummary - Summarize the cache simulation statistics</text:p>
      <text:p text:style-name="P6">*/</text:p>
      <text:p text:style-name="P5"><text:span text:style-name="T2">void</text:span> <text:span text:style-name="T8">printSummary</text:span>(<text:span text:style-name="T2">int</text:span> <text:span text:style-name="T5">hits</text:span>, <text:span text:style-name="T2">int</text:span> <text:span text:style-name="T5">misses</text:span>, <text:span text:style-name="T2">int</text:span> <text:span text:style-name="T5">evictions</text:span>)</text:p>
      <text:p text:style-name="P5">{</text:p>
      <text:p text:style-name="P6">/* GAMLA</text:p>
      <text:p text:style-name="P6">printf("hits: %d misses: %d evictions: %d\n", hits, misses, evictions);</text:p>
      <text:p text:style-name="P6">printf("miss ratio: %.2f%%\n", 100.0*misses/(hits+misses));</text:p>
      <text:p text:style-name="P6">*/</text:p>
      <text:p text:style-name="P5"><text:span text:style-name="T8">printf</text:span>(<text:span text:style-name="T3">"s: </text:span><text:span text:style-name="T5">%d</text:span><text:span text:style-name="T3">, E: </text:span><text:span text:style-name="T5">%d</text:span><text:span text:style-name="T3">, b: </text:span><text:span text:style-name="T5">%d</text:span><text:span text:style-name="T3"> ="</text:span>, <text:span text:style-name="T5">s</text:span>, <text:span text:style-name="T5">E</text:span>, <text:span text:style-name="T5">b</text:span>);</text:p>
      <text:p text:style-name="P5"><text:span text:style-name="T8">printf</text:span>(<text:span text:style-name="T3">" miss ratio: </text:span><text:span text:style-name="T5">%.2f%%</text:span><text:span text:style-name="T9">\n</text:span><text:span text:style-name="T3">"</text:span>, <text:span text:style-name="T6">100.0</text:span>*<text:span text:style-name="T5">misses</text:span>/(<text:span text:style-name="T5">hits</text:span>+<text:span text:style-name="T5">misses</text:span>));</text:p>
      <text:p text:style-name="P5">}</text:p>
      <text:p text:style-name="P8"/>
      <text:p text:style-name="P6">/*</text:p>
      <text:p text:style-name="P6">* printUsage - Print usage infostruct Node {</text:p>
      <text:p text:style-name="P6">int line;</text:p>
      <text:p text:style-name="P6">int legal;</text:p>
      <text:p text:style-name="P6">struct Node* next;</text:p>
      <text:p text:style-name="P6">}</text:p>
      <text:p text:style-name="P8"/>
      <text:p text:style-name="P6">*/</text:p>
      <text:p text:style-name="P5"><text:span text:style-name="T2">void</text:span> <text:span text:style-name="T8">printUsage</text:span>(<text:span text:style-name="T2">char</text:span>* <text:span text:style-name="T5">argv</text:span><text:span text:style-name="T2">[]</text:span>)</text:p>
      <text:p text:style-name="P5"><text:soft-page-break/>{</text:p>
      <text:p text:style-name="P5"><text:span text:style-name="T8">printf</text:span>(<text:span text:style-name="T3">"Usage: </text:span><text:span text:style-name="T5">%s</text:span><text:span text:style-name="T3"> [-h] -s &lt;num&gt; -E &lt;num&gt; -b &lt;num&gt; -t &lt;file&gt;</text:span><text:span text:style-name="T9">\n</text:span><text:span text:style-name="T3">"</text:span>, <text:span text:style-name="T5">argv</text:span>[<text:span text:style-name="T6">0</text:span>]);</text:p>
      <text:p text:style-name="P5"><text:span text:style-name="T8">printf</text:span>(<text:span text:style-name="T3">"Options:</text:span><text:span text:style-name="T9">\n</text:span><text:span text:style-name="T3">"</text:span>);</text:p>
      <text:p text:style-name="P5"><text:span text:style-name="T8">printf</text:span>(<text:span text:style-name="T3">" -h Print this help message.</text:span><text:span text:style-name="T9">\n</text:span><text:span text:style-name="T3">"</text:span>);</text:p>
      <text:p text:style-name="P5"><text:span text:style-name="T8">printf</text:span>(<text:span text:style-name="T3">" -s &lt;num&gt; Number of set index bits.</text:span><text:span text:style-name="T9">\n</text:span><text:span text:style-name="T3">"</text:span>);</text:p>
      <text:p text:style-name="P5"><text:span text:style-name="T8">printf</text:span>(<text:span text:style-name="T3">" -E &lt;num&gt; Number of lines per set.</text:span><text:span text:style-name="T9">\n</text:span><text:span text:style-name="T3">"</text:span>);</text:p>
      <text:p text:style-name="P5"><text:span text:style-name="T8">printf</text:span>(<text:span text:style-name="T3">" -b &lt;num&gt; Number of block offset bits.</text:span><text:span text:style-name="T9">\n</text:span><text:span text:style-name="T3">"</text:span>);</text:p>
      <text:p text:style-name="P5"><text:span text:style-name="T8">printf</text:span>(<text:span text:style-name="T3">" -t &lt;file&gt; Trace file.</text:span><text:span text:style-name="T9">\n</text:span><text:span text:style-name="T3">"</text:span>);</text:p>
      <text:p text:style-name="P5"><text:span text:style-name="T8">printf</text:span>(<text:span text:style-name="T3">"</text:span><text:span text:style-name="T9">\n</text:span><text:span text:style-name="T3">Examples:</text:span><text:span text:style-name="T9">\n</text:span><text:span text:style-name="T3">"</text:span>);</text:p>
      <text:p text:style-name="P5"><text:span text:style-name="T8">printf</text:span>(<text:span text:style-name="T3">" linux&gt; </text:span><text:span text:style-name="T5">%s</text:span><text:span text:style-name="T3"> -s 4 -E 1 -b 4 -t traces/yi.trace</text:span><text:span text:style-name="T9">\n</text:span><text:span text:style-name="T3">"</text:span>, <text:span text:style-name="T5">argv</text:span>[<text:span text:style-name="T6">0</text:span>]);</text:p>
      <text:p text:style-name="P5"><text:span text:style-name="T8">printf</text:span>(<text:span text:style-name="T3">" linux&gt; </text:span><text:span text:style-name="T5">%s</text:span><text:span text:style-name="T3"> -s 8 -E 2 -b 4 -t traces/yi.trace</text:span><text:span text:style-name="T9">\n</text:span><text:span text:style-name="T3">"</text:span>, <text:span text:style-name="T5">argv</text:span>[<text:span text:style-name="T6">0</text:span>]);</text:p>
      <text:p text:style-name="P5"><text:span text:style-name="T8">exit</text:span>(<text:span text:style-name="T6">0</text:span>);</text:p>
      <text:p text:style-name="P5">}</text:p>
      <text:p text:style-name="P8"/>
      <text:p text:style-name="P6">/*</text:p>
      <text:p text:style-name="P6">* main - Main routine </text:p>
      <text:p text:style-name="P6">*/</text:p>
      <text:p text:style-name="P5"><text:span text:style-name="T2">int</text:span> <text:span text:style-name="T8">main</text:span>(<text:span text:style-name="T2">int</text:span> <text:span text:style-name="T5">argc</text:span>, <text:span text:style-name="T2">char</text:span>* <text:span text:style-name="T5">argv</text:span><text:span text:style-name="T2">[]</text:span>)</text:p>
      <text:p text:style-name="P5">{</text:p>
      <text:p text:style-name="P5"><text:span text:style-name="T2">char</text:span> <text:span text:style-name="T5">c</text:span>;</text:p>
      <text:p text:style-name="P8"/>
      <text:p text:style-name="P5"><text:span text:style-name="T1">while</text:span>( (<text:span text:style-name="T5">c</text:span>=<text:span text:style-name="T8">getopt</text:span>(<text:span text:style-name="T5">argc</text:span>,<text:span text:style-name="T5">argv</text:span>,<text:span text:style-name="T3">"s:E:b:t:h"</text:span>)) != -<text:span text:style-name="T6">1</text:span>){</text:p>
      <text:p text:style-name="P5"><text:span text:style-name="T1">switch</text:span>(<text:span text:style-name="T5">c</text:span>){</text:p>
      <text:p text:style-name="P5"><text:span text:style-name="T1">case</text:span> <text:span text:style-name="T3">'s'</text:span>:</text:p>
      <text:p text:style-name="P5"><text:span text:style-name="T5">s</text:span> = <text:span text:style-name="T8">atoi</text:span>(<text:span text:style-name="T5">optarg</text:span>);</text:p>
      <text:p text:style-name="P5"><text:span text:style-name="T1">break</text:span>;</text:p>
      <text:p text:style-name="P5"><text:span text:style-name="T1">case</text:span> <text:span text:style-name="T3">'E'</text:span>:</text:p>
      <text:p text:style-name="P5"><text:span text:style-name="T5">E</text:span> = <text:span text:style-name="T8">atoi</text:span>(<text:span text:style-name="T5">optarg</text:span>);</text:p>
      <text:p text:style-name="P5"><text:span text:style-name="T1">break</text:span>;</text:p>
      <text:p text:style-name="P5"><text:span text:style-name="T1">case</text:span> <text:span text:style-name="T3">'b'</text:span>:</text:p>
      <text:p text:style-name="P5"><text:span text:style-name="T5">b</text:span> = <text:span text:style-name="T8">atoi</text:span>(<text:span text:style-name="T5">optarg</text:span>);</text:p>
      <text:p text:style-name="P5"><text:span text:style-name="T1">break</text:span>;</text:p>
      <text:p text:style-name="P5"><text:span text:style-name="T1">case</text:span> <text:span text:style-name="T3">'t'</text:span>:</text:p>
      <text:p text:style-name="P5"><text:span text:style-name="T5">trace_file</text:span> = <text:span text:style-name="T5">optarg</text:span>;</text:p>
      <text:p text:style-name="P5"><text:span text:style-name="T1">break</text:span>;</text:p>
      <text:p text:style-name="P5"><text:span text:style-name="T1">case</text:span> <text:span text:style-name="T3">'h'</text:span>:</text:p>
      <text:p text:style-name="P5"><text:span text:style-name="T8">printUsage</text:span>(<text:span text:style-name="T5">argv</text:span>);</text:p>
      <text:p text:style-name="P5"><text:span text:style-name="T8">exit</text:span>(<text:span text:style-name="T6">0</text:span>);</text:p>
      <text:p text:style-name="P5"><text:span text:style-name="T1">default</text:span>:</text:p>
      <text:p text:style-name="P5"><text:span text:style-name="T8">printUsage</text:span>(<text:span text:style-name="T5">argv</text:span>);</text:p>
      <text:p text:style-name="P5"><text:span text:style-name="T8">exit</text:span>(<text:span text:style-name="T6">1</text:span>);</text:p>
      <text:p text:style-name="P5">}</text:p>
      <text:p text:style-name="P5">}</text:p>
      <text:p text:style-name="P8"/>
      <text:p text:style-name="P6">/* Make sure that all required command line args were specified */</text:p>
      <text:p text:style-name="P5"><text:span text:style-name="T1">if</text:span> (<text:span text:style-name="T5">s</text:span> == <text:span text:style-name="T6">0</text:span> || <text:span text:style-name="T5">E</text:span> == <text:span text:style-name="T6">0</text:span> || <text:span text:style-name="T5">b</text:span> == <text:span text:style-name="T6">0</text:span> || <text:span text:style-name="T5">trace_file</text:span> == <text:span text:style-name="T2">NULL</text:span>) {</text:p>
      <text:p text:style-name="P5"><text:span text:style-name="T8">printf</text:span>(<text:span text:style-name="T3">"</text:span><text:span text:style-name="T5">%s</text:span><text:span text:style-name="T3">: Missing required command line argument</text:span><text:span text:style-name="T9">\n</text:span><text:span text:style-name="T3">"</text:span>, <text:span text:style-name="T5">argv</text:span>[<text:span text:style-name="T6">0</text:span>]);</text:p>
      <text:p text:style-name="P5"><text:span text:style-name="T8">printUsage</text:span>(<text:span text:style-name="T5">argv</text:span>);</text:p>
      <text:p text:style-name="P5"><text:span text:style-name="T8">exit</text:span>(<text:span text:style-name="T6">1</text:span>);</text:p>
      <text:p text:style-name="P5">}</text:p>
      <text:p text:style-name="P8"/>
      <text:p text:style-name="P6"><text:soft-page-break/>/* Compute S, E and B from command line args */</text:p>
      <text:p text:style-name="P5"><text:span text:style-name="T5">S</text:span> = (<text:span text:style-name="T2">unsigned</text:span> <text:span text:style-name="T2">int</text:span>) (<text:span text:style-name="T6">1</text:span> &lt;&lt; <text:span text:style-name="T5">s</text:span>);</text:p>
      <text:p text:style-name="P5"><text:span text:style-name="T5">B</text:span> = (<text:span text:style-name="T2">unsigned</text:span> <text:span text:style-name="T2">int</text:span>) (<text:span text:style-name="T6">1</text:span> &lt;&lt; <text:span text:style-name="T5">b</text:span>);</text:p>
      <text:p text:style-name="P6">/* Initialize cache */</text:p>
      <text:p text:style-name="P5"><text:span text:style-name="T8">initCache</text:span>();</text:p>
      <text:p text:style-name="P8"/>
      <text:p text:style-name="P6">/* Run the simulation */</text:p>
      <text:p text:style-name="P5"><text:span text:style-name="T8">replayTrace</text:span>(<text:span text:style-name="T5">trace_file</text:span>);</text:p>
      <text:p text:style-name="P8"/>
      <text:p text:style-name="P6">/* Free allocated memory */</text:p>
      <text:p text:style-name="P5"><text:span text:style-name="T8">freeCache</text:span>();</text:p>
      <text:p text:style-name="P8"/>
      <text:p text:style-name="P6">/* Output the hit and miss statistics */</text:p>
      <text:p text:style-name="P5"><text:span text:style-name="T8">printSummary</text:span>(<text:span text:style-name="T5">hit_count</text:span>, <text:span text:style-name="T5">miss_count</text:span>, <text:span text:style-name="T5">eviction_count</text:span>);</text:p>
      <text:p text:style-name="P5"><text:span text:style-name="T1">return</text:span> <text:span text:style-name="T6">0</text:span>;</text:p>
      <text:p text:style-name="P5">}</text:p>
      <text:p text:style-name="P5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3T17:35:31.321016019</meta:creation-date>
    <dc:date>2021-11-14T00:31:47.371756172</dc:date>
    <meta:editing-duration>PT15M1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6" meta:paragraph-count="230" meta:word-count="993" meta:character-count="5983" meta:non-whitespace-character-count="5214"/>
  </office:meta>
</office:document-meta>
</file>